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MethodArgumentResolver.resolveArgumentInternal( MethodParameter parameter , Message &lt; ? &gt; message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eaderMethodArgumentResolver.HeaderMethodArgumentResolver( ConversionService conversionService , @ Nullable Configur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ethodArgumentResolver.handleMissingValue( String headerName , MethodParameter paramet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MethodArgumentResolver.getNativeHeaders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NamedValueInfo.HeaderNamedValueInfo( Header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ethodArgumentResolver.getNativeHeaderValue( Message &lt; ? &gt; message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